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style:line-height-at-least="0.25in"/>
    </style:style>
    <style:style style:name="T2" style:parent-style-name="預設段落字型" style:family="text">
      <style:text-properties style:font-name-asian="標楷體"/>
    </style:style>
    <style:style style:name="T3" style:parent-style-name="預設段落字型" style:family="text">
      <style:text-properties style:font-name-asian="標楷體"/>
    </style:style>
    <style:style style:name="T4" style:parent-style-name="預設段落字型" style:family="text">
      <style:text-properties style:font-name-asian="標楷體"/>
    </style:style>
    <style:style style:name="T5" style:parent-style-name="預設段落字型" style:family="text">
      <style:text-properties style:font-name-asian="標楷體"/>
    </style:style>
    <style:style style:name="T6" style:parent-style-name="預設段落字型" style:family="text">
      <style:text-properties style:font-name-asian="標楷體"/>
    </style:style>
    <style:style style:name="T7" style:parent-style-name="預設段落字型" style:family="text">
      <style:text-properties style:font-name-asian="標楷體" fo:font-weight="bold" style:font-weight-asian="bold" style:font-weight-complex="bold"/>
    </style:style>
    <style:style style:name="T8" style:parent-style-name="預設段落字型" style:family="text">
      <style:text-properties style:font-name-asian="標楷體"/>
    </style:style>
    <style:style style:name="P9" style:parent-style-name="內文" style:family="paragraph">
      <style:text-properties fo:font-weight="bold" style:font-weight-asian="bold" style:font-weight-complex="bold"/>
    </style:style>
    <style:style style:name="P10" style:parent-style-name="內文" style:family="paragraph">
      <style:paragraph-properties fo:text-align="justify" style:line-height-at-least="0.25in" fo:text-indent="0.375in"/>
    </style:style>
    <style:style style:name="P11" style:parent-style-name="內文" style:family="paragraph">
      <style:paragraph-properties fo:text-align="justify" style:line-height-at-least="0.25in" fo:text-indent="0.375in"/>
    </style:style>
    <style:style style:name="P12" style:parent-style-name="內文" style:family="paragraph">
      <style:paragraph-properties fo:text-align="justify" style:line-height-at-least="0.25in" fo:text-indent="0.375in"/>
    </style:style>
    <style:style style:name="P13" style:parent-style-name="內文" style:family="paragraph">
      <style:paragraph-properties fo:text-align="justify" style:line-height-at-least="0.25in" fo:text-indent="0.375in"/>
    </style:style>
    <style:style style:name="P14" style:parent-style-name="內文" style:family="paragraph">
      <style:paragraph-properties fo:text-align="justify" style:line-height-at-least="0.25in" fo:text-indent="0.375in"/>
    </style:style>
    <style:style style:name="P15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16" style:parent-style-name="內文" style:family="paragraph">
      <style:paragraph-properties fo:text-align="justify" style:line-height-at-least="0.25in" fo:text-indent="0.375in"/>
    </style:style>
    <style:style style:name="P17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18" style:parent-style-name="內文" style:family="paragraph">
      <style:paragraph-properties fo:text-align="justify" style:line-height-at-least="0.25in" fo:text-indent="0.3333in"/>
    </style:style>
    <style:style style:name="T19" style:parent-style-name="預設段落字型" style:family="text">
      <style:text-properties style:font-size-complex="12pt"/>
    </style:style>
    <style:style style:name="T20" style:parent-style-name="預設段落字型" style:family="text">
      <style:text-properties style:font-size-complex="12pt"/>
    </style:style>
    <style:style style:name="T21" style:parent-style-name="預設段落字型" style:family="text">
      <style:text-properties style:font-size-complex="12pt"/>
    </style:style>
    <style:style style:name="T22" style:parent-style-name="預設段落字型" style:family="text">
      <style:text-properties style:font-size-complex="12pt"/>
    </style:style>
    <style:style style:name="T23" style:parent-style-name="預設段落字型" style:family="text">
      <style:text-properties style:font-size-complex="12pt"/>
    </style:style>
    <style:style style:name="T24" style:parent-style-name="預設段落字型" style:family="text">
      <style:text-properties style:font-size-complex="12pt"/>
    </style:style>
    <style:style style:name="P25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26" style:parent-style-name="內文" style:family="paragraph">
      <style:paragraph-properties fo:text-align="justify" style:line-height-at-least="0.25in" fo:text-indent="0.3333in"/>
    </style:style>
    <style:style style:name="P27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28" style:parent-style-name="內文" style:family="paragraph">
      <style:paragraph-properties fo:text-align="justify" style:line-height-at-least="0.25in" fo:text-indent="0.3333in"/>
    </style:style>
    <style:style style:name="P29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30" style:parent-style-name="內文" style:family="paragraph">
      <style:paragraph-properties fo:text-align="justify" style:line-height-at-least="0.25in" fo:text-indent="0.3333in"/>
    </style:style>
    <style:style style:name="P31" style:parent-style-name="內文" style:family="paragraph">
      <style:paragraph-properties fo:text-align="justify" style:line-height-at-least="0.25in"/>
      <style:text-properties fo:font-weight="bold" style:font-weight-asian="bold" style:font-weight-complex="bold"/>
    </style:style>
    <style:style style:name="P32" style:parent-style-name="內文" style:family="paragraph">
      <style:paragraph-properties fo:text-align="justify" style:line-height-at-least="0.25in" fo:margin-left="0.3333in">
        <style:tab-stops/>
      </style:paragraph-properties>
    </style:style>
  </office:automatic-styles>
  <office:body>
    <office:text text:use-soft-page-breaks="true">
      <text:p text:style-name="P1"><text:span text:style-name="T2">臺北市立松山高級中學</text:span><text:span text:style-name="T3">一</text:span><text:span text:style-name="T4">○</text:span><text:span text:style-name="T5">九</text:span><text:span text:style-name="T6">學年度</text:span><text:span text:style-name="T7">高一基礎物理科</text:span><text:span text:style-name="T8">教學活動計劃表</text:span></text:p>
      <text:p text:style-name="P9">壹、教學目標</text:p>
      <text:p text:style-name="P10">1、以科學為依據，養成解決問題的能力。</text:p>
      <text:p text:style-name="P11">2、培養自我學習、主動思考精神。</text:p>
      <text:p text:style-name="P12">3、善用資源，使教學呈現多元化。</text:p>
      <text:p text:style-name="P13">4、從課程中培養物理興趣，熟悉科學方法。</text:p>
      <text:p text:style-name="P14">5、以國中理化為基礎，從而奠定物理學科基礎能力。<text:s/></text:p>
      <text:p text:style-name="P15">貳、教學計劃</text:p>
      <text:p text:style-name="P16">配合本校每學期三次定期考查的教學進度，採上課講習為主。於課堂講授時，著重觀念、原理或公式的系統化及條理式的整理，期使同學建立良好而深入的觀念。另依章節提供題庫題目供同學自我練習，以掌握學習重點，並能檢討學習成效。同時依課程需要，配合視聽教學，及實驗觀察活動以提高學習興趣並增進學習效果。</text:p>
      <text:p text:style-name="P17">參、教材內容簡介</text:p>
      <text:p text:style-name="P18">本學年經教師教學研究會詳加考量各版本教科書後，選用由姚珩<text:span text:style-name="T19">教授</text:span><text:span text:style-name="T20">主編的版本（出版者</text:span><text:span text:style-name="T21">/</text:span><text:span text:style-name="T22">翰林</text:span><text:span text:style-name="T23">書局</text:span><text:span text:style-name="T24">）</text:span>。該書共分六大章：一、科學的態度與方法，二、物質的組成與交互作用，三、物體的運動，四、電與磁的統一，五、能量，六、量子現象。</text:p>
      <text:p text:style-name="P25">肆、教學要求</text:p>
      <text:p text:style-name="P26">同學上課能認真聽講並作筆記，課後要多加複習，遇有疑問必請教老師或同學，能準時繳交作業或報告並確實訂正考試錯誤。</text:p>
      <text:p text:style-name="P27">伍、評量方法與成績計算</text:p>
      <text:p text:style-name="P28">三次定期考查的試卷成績分別佔學期成績的20%、20%、20%，另40%為平時成績。平時成績的評量由每位任課老師規定。</text:p>
      <text:p text:style-name="P29">陸、家長配合協助事項</text:p>
      <text:p text:style-name="P30">本課程為兩學分，故每週僅上課一次，每次兩節課。由於課程內容豐富，但上課時間甚短且間隔甚長，務請家長多與督促同學平時的課程複習與題目演練，並鼓勵同學多加發問，儘可能多看一些課外科學期刊或利用網路查詢相關網站上的資料，以補課內之不足。</text:p>
      <text:p text:style-name="P31">柒、聯絡方式</text:p>
      <text:p text:style-name="P32">如有賜教，煩請上班時間電話聯絡：27535968轉35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7875in" fo:margin-left="1.1812in" fo:margin-bottom="0.7875in" fo:margin-right="1.1812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松山高中 八十九學年度</dc:title>
    <dc:subject/>
    <meta:initial-creator>張永佶</meta:initial-creator>
    <dc:creator>蔡皓偉</dc:creator>
    <meta:creation-date>2020-09-03T04:04:00Z</meta:creation-date>
    <dc:date>2020-09-03T04:07:00Z</dc:date>
    <meta:print-date>2002-09-02T07:43:00Z</meta:print-date>
    <meta:template xlink:href="Normal" xlink:type="simple"/>
    <meta:editing-cycles>3</meta:editing-cycles>
    <meta:editing-duration>PT660S</meta:editing-duration>
    <meta:document-statistic meta:page-count="1" meta:paragraph-count="1" meta:word-count="105" meta:character-count="703" meta:row-count="4" meta:non-whitespace-character-count="599"/>
  </office:meta>
</office:document-meta>
</file>